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s.containsAll( Permissions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missions.contains( String permi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missions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retainAll( Permissions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s.equals( Object th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mission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contains( Permission permi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missions.get( String permi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checkApplicationName( Permissions permis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missions.addAll( Permissions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missions.Permissions( String applicationName , Permission [ ] permiss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ermission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s.removeAll( Permissions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